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4.4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4.4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 draw:shadow="visible"/>
    </style:style>
    <style:style style:name="gr5" style:family="graphic" style:parent-style-name="objectwithoutfill">
      <style:graphic-properties draw:marker-start-width="0.529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stroke="none" svg:stroke-color="#000000" draw:fill="none" draw:fill-color="#ffffff" fo:min-height="0.39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4.9cm" svg:height="1.434cm" svg:x="3.652cm" svg:y="6.1cm">
              <text:p text:style-name="P1"><text:span text:style-name="T1">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4.9cm" svg:height="1.432cm" svg:x="3.652cm" svg:y="7.534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4" draw:layer="layout" svg:width="4.9cm" svg:height="1.434cm" svg:x="3.652cm" svg:y="8.966cm">
              <text:p><text:span text:style-name="T2"/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9cm" svg:height="1.434cm" svg:x="17.427cm" svg:y="13.7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9cm" svg:height="1.966cm" svg:x="17.427cm" svg:y="15.134cm">
              <text:p text:style-name="P3"><text:span text:style-name="T2">Id : Integer</text:span></text:p>
              <text:p text:style-name="P3"><text:span text:style-name="T2">Name : String</text:span></text:p>
              <text:p text:style-name="P3"><text:span text:style-name="T2">Age: Integer</text:span></text:p>
              <text:p text:style-name="P3"><text:span text:style-name="T2">Salary: Doubl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4.9cm" svg:height="0.9cm" svg:x="17.427cm" svg:y="17.1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5" draw:layer="layout" svg:x1="8.552cm" svg:y1="8.25cm" svg:x2="17.427cm" svg:y2="8.25cm" draw:start-shape="id1" draw:start-glue-point="1" draw:end-shape="id2" draw:end-glue-point="3" svg:d="M8552 8250h8875" svg:viewBox="0 0 8876 1">
            <text:p/>
          </draw:connector>
          <draw:connector draw:style-name="gr5" draw:text-style-name="P5" draw:layer="layout" draw:line-skew="-3.274cm" svg:x1="17.427cm" svg:y1="9.683cm" svg:x2="17.427cm" svg:y2="15.85cm" draw:start-shape="id3" draw:start-glue-point="3" draw:end-shape="id4" svg:d="M17427 9683h-3775v6167h3775" svg:viewBox="0 0 3776 6168">
            <text:p/>
          </draw:connector>
          <draw:g xml:id="id2" draw:id="id2">
            <draw:custom-shape draw:style-name="gr1" draw:text-style-name="P2" xml:id="id5" draw:id="id5" draw:layer="layout" svg:width="4.9cm" svg:height="1.434cm" svg:x="17.427cm" svg:y="6.1cm">
              <text:p text:style-name="P1"><text:span text:style-name="T1">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9cm" svg:height="1.432cm" svg:x="17.427cm" svg:y="7.534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4" xml:id="id3" draw:id="id3" draw:layer="layout" svg:width="4.9cm" svg:height="1.434cm" svg:x="17.427cm" svg:y="8.9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5" draw:layer="layout" svg:x1="22.327cm" svg:y1="9.683cm" svg:x2="22.327cm" svg:y2="9.683cm" draw:start-shape="id3" draw:start-glue-point="1" draw:end-shape="id3" draw:end-glue-point="1" svg:d="M22327 9683z" svg:viewBox="0 0 1 1">
              <text:p/>
            </draw:connector>
          </draw:g>
          <draw:connector draw:style-name="gr5" draw:text-style-name="P5" draw:layer="layout" draw:line-skew="-2.499cm 3.024cm" svg:x1="19.877cm" svg:y1="6.1cm" svg:x2="22.327cm" svg:y2="6.817cm" draw:start-shape="id5" draw:start-glue-point="0" draw:end-shape="id5" draw:end-glue-point="1" svg:d="M19877 6100v-3000h6175v3717h-3725" svg:viewBox="0 0 6176 3718">
            <text:p/>
          </draw:connector>
          <draw:connector draw:style-name="gr5" draw:text-style-name="P5" draw:layer="layout" draw:line-skew="2.724cm" svg:x1="22.327cm" svg:y1="9.683cm" svg:x2="22.327cm" svg:y2="15.85cm" draw:start-shape="id3" draw:end-shape="id4" draw:end-glue-point="1" svg:d="M22327 9683h3425v6167h-3425" svg:viewBox="0 0 3426 6168">
            <text:p/>
          </draw:connector>
          <draw:frame draw:style-name="gr7" draw:text-style-name="P7" draw:layer="layout" svg:width="1.4cm" svg:height="0.645cm" svg:x="9.452cm" svg:y="7.555cm">
            <draw:text-box>
              <text:p text:style-name="P6"><text:span text:style-name="T2">0..1</text:span></text:p>
            </draw:text-box>
          </draw:frame>
          <draw:frame draw:style-name="gr7" draw:text-style-name="P7" draw:layer="layout" svg:width="1.4cm" svg:height="0.645cm" svg:x="15.952cm" svg:y="7.556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1.4cm" svg:height="0.645cm" svg:x="15.052cm" svg:y="9.056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23.252cm" svg:y="9.057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18.952cm" svg:y="4.357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22.352cm" svg:y="6.157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1.4cm" svg:height="0.645cm" svg:x="15.052cm" svg:y="15.857cm">
            <draw:text-box>
              <text:p text:style-name="P6"><text:span text:style-name="T2">1</text:span></text:p>
            </draw:text-box>
          </draw:frame>
          <draw:frame draw:style-name="gr7" draw:text-style-name="P7" draw:layer="layout" svg:width="1.4cm" svg:height="0.645cm" svg:x="23.252cm" svg:y="15.858cm">
            <draw:text-box>
              <text:p text:style-name="P6"><text:span text:style-name="T2">0..*</text:span></text:p>
            </draw:text-box>
          </draw:frame>
          <draw:frame draw:style-name="gr7" draw:text-style-name="P7" draw:layer="layout" svg:width="3.5cm" svg:height="0.645cm" svg:x="8.452cm" svg:y="8.356cm">
            <draw:text-box>
              <text:p text:style-name="P6"><text:span text:style-name="T2">Company</text:span></text:p>
            </draw:text-box>
          </draw:frame>
          <draw:frame draw:style-name="gr7" draw:text-style-name="P7" draw:layer="layout" svg:width="3.5cm" svg:height="0.645cm" svg:x="14.552cm" svg:y="8.357cm">
            <draw:text-box>
              <text:p text:style-name="P6"><text:span text:style-name="T2">Departments</text:span></text:p>
            </draw:text-box>
          </draw:frame>
          <draw:frame draw:style-name="gr7" draw:text-style-name="P7" draw:layer="layout" svg:width="3.5cm" svg:height="0.645cm" svg:x="19.652cm" svg:y="4.358cm">
            <draw:text-box>
              <text:p text:style-name="P6"><text:span text:style-name="T2">SuperDepartment</text:span></text:p>
            </draw:text-box>
          </draw:frame>
          <draw:frame draw:style-name="gr7" draw:text-style-name="P7" draw:layer="layout" svg:width="3.5cm" svg:height="0.645cm" svg:x="22.152cm" svg:y="6.859cm">
            <draw:text-box>
              <text:p text:style-name="P6"><text:span text:style-name="T2">SubDepartments</text:span></text:p>
            </draw:text-box>
          </draw:frame>
          <draw:frame draw:style-name="gr8" draw:text-style-name="P7" draw:layer="layout" svg:width="4.1cm" svg:height="0.645cm" svg:x="13.552cm" svg:y="9.858cm">
            <draw:text-box>
              <text:p text:style-name="P6"><text:span text:style-name="T2">ManagedDepartment</text:span></text:p>
            </draw:text-box>
          </draw:frame>
          <draw:frame draw:style-name="gr8" draw:text-style-name="P7" draw:layer="layout" svg:width="4.1cm" svg:height="0.645cm" svg:x="13.752cm" svg:y="15.259cm">
            <draw:text-box>
              <text:p text:style-name="P6"><text:span text:style-name="T2">Manager</text:span></text:p>
            </draw:text-box>
          </draw:frame>
          <draw:frame draw:style-name="gr8" draw:text-style-name="P7" draw:layer="layout" svg:width="4.1cm" svg:height="0.645cm" svg:x="21.952cm" svg:y="9.859cm">
            <draw:text-box>
              <text:p text:style-name="P6"><text:span text:style-name="T2">Department</text:span></text:p>
            </draw:text-box>
          </draw:frame>
          <draw:frame draw:style-name="gr8" draw:text-style-name="P7" draw:layer="layout" svg:width="4.1cm" svg:height="0.645cm" svg:x="21.952cm" svg:y="15.16cm">
            <draw:text-box>
              <text:p text:style-name="P6"><text:span text:style-name="T2">Employe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04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29T17:45:14.224526521</dc:date>
    <dc:creator>darjeeling </dc:creator>
    <meta:editing-duration>PT24M46S</meta:editing-duration>
    <meta:editing-cycles>8</meta:editing-cycles>
    <meta:generator>LibreOffice/5.1.6.2$Linux_X86_64 LibreOffice_project/10m0$Build-2</meta:generator>
    <meta:document-statistic meta:object-count="34"/>
  </office:meta>
</office:document-meta>
</file>